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17e780"/>
    </style:style>
    <style:style style:name="P3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17e780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paragraph-rsid="0018096e"/>
    </style:style>
    <style:style style:name="T1" style:family="text">
      <style:text-properties officeooo:rsid="0017e780"/>
    </style:style>
    <style:style style:name="T2" style:family="text">
      <style:text-properties officeooo:rsid="0018096e"/>
    </style:style>
    <style:style style:name="T3" style:family="text">
      <style:text-properties officeooo:rsid="0019d4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***************</text:span><text:span text:style-name="Source_20_Text"><text:span text:style-name="T1">Draft***************</text:span></text:span></text:p>
      <text:p text:style-name="P3"><text:span text:style-name="Source_20_Text"><text:span text:style-name="T1">Rp2040 FreeRTOS</text:span></text:span></text:p>
      <text:p text:style-name="P3"><text:span text:style-name="Source_20_Text"><text:span text:style-name="T1">01/17/22</text:span></text:span></text:p>
      <text:p text:style-name="P3"><text:span text:style-name="Source_20_Text">***************</text:span><text:span text:style-name="Source_20_Text"><text:span text:style-name="T1">Draft***************</text:span></text:span></text:p>
      <text:p text:style-name="P1"><text:span text:style-name="Source_20_Text">https://learnembeddedsystems.co.uk/freertos-on-rp2040-boards-pi-pico-etc-using-vscode</text:span></text:p>
      <text:p text:style-name="P1"><text:span text:style-name="Source_20_Text">https://www.youtube.com/watch?v=jCZxStjzGA8</text:span></text:p>
      <text:p text:style-name="P1"><text:span text:style-name="Source_20_Text">git clone --recurse-submodules https://github.com/LearnEmbeddedSystems/rp2040-freertos-project</text:span></text:p>
      <text:p text:style-name="P2"><text:span text:style-name="Source_20_Text"><text:span text:style-name="T1">After forking the above project</text:span></text:span></text:p>
      <text:p text:style-name="P4"><text:span text:style-name="Source_20_Text">git clone --recurse-submodules git clone --recurse-submodules </text:span><text:a xlink:type="simple" xlink:href="mailto:git@github.com" text:style-name="Internet_20_link" text:visited-style-name="Visited_20_Internet_20_Link"><text:span text:style-name="Source_20_Text">git@github.com</text:span></text:a><text:span text:style-name="Source_20_Text">:develone/rp2040-freertos-project.git </text:span></text:p>
      <text:p text:style-name="P4"><text:span text:style-name="Source_20_Text"><text:span text:style-name="T2">Appendix A Results of git clone --recurse-submodules </text:span></text:span><text:span text:style-name="Source_20_Text"><text:span text:style-name="T3">git@</text:span></text:span><text:a xlink:type="simple" xlink:href="https://github.com/develone/rp2040-freertos-project" text:style-name="Internet_20_link" text:visited-style-name="Visited_20_Internet_20_Link"><text:span text:style-name="Source_20_Text"><text:span text:style-name="T2">github.com/</text:span></text:span></text:a><text:a xlink:type="simple" xlink:href="https://github.com/develone/rp2040-freertos-project" text:style-name="Internet_20_link" text:visited-style-name="Visited_20_Internet_20_Link"><text:span text:style-name="Source_20_Text"><text:span text:style-name="T1">develone</text:span></text:span></text:a><text:a xlink:type="simple" xlink:href="https://github.com/develone/rp2040-freertos-project" text:style-name="Internet_20_link" text:visited-style-name="Visited_20_Internet_20_Link"><text:span text:style-name="Source_20_Text"><text:span text:style-name="T2">/rp2040-freertos-project</text:span></text:span></text:a></text:p>
      <text:p text:style-name="P2"><text:span text:style-name="Source_20_Text">Cloning into 'rp2040-freertos-project'...</text:span></text:p>
      <text:p text:style-name="P2"><text:span text:style-name="Source_20_Text">remote: Enumerating objects: 14, done.</text:span></text:p>
      <text:p text:style-name="P2"><text:span text:style-name="Source_20_Text">remote: Counting objects: 100% (14/14), done.</text:span></text:p>
      <text:p text:style-name="P2"><text:span text:style-name="Source_20_Text">remote: Compressing objects: 100% (12/12), done.</text:span></text:p>
      <text:p text:style-name="P2"><text:span text:style-name="Source_20_Text">remote: Total 14 (delta 2), reused 13 (delta 1), pack-reused 0</text:span></text:p>
      <text:p text:style-name="P2"><text:span text:style-name="Source_20_Text">Receiving objects: 100% (14/14), done.</text:span></text:p>
      <text:p text:style-name="P2"><text:span text:style-name="Source_20_Text">Resolving deltas: 100% (2/2), done.</text:span></text:p>
      <text:p text:style-name="P2"><text:span text:style-name="Source_20_Text">Submodule 'freertos/FreeRTOS-Kernel' (https://github.com/FreeRTOS/FreeRTOS-Kernel) registered for path 'freertos/FreeRTOS-Kernel'</text:span></text:p>
      <text:p text:style-name="P2"><text:span text:style-name="Source_20_Text">Cloning into '/home/devel/rp2040-freertos-project/freertos/FreeRTOS-Kernel'...</text:span></text:p>
      <text:p text:style-name="P2"><text:span text:style-name="Source_20_Text">remote: Enumerating objects: 160684, done. <text:s text:c="7"/></text:span></text:p>
      <text:p text:style-name="P2"><text:span text:style-name="Source_20_Text">remote: Counting objects: 100% (94/94), done. <text:s text:c="7"/></text:span></text:p>
      <text:p text:style-name="P2"><text:span text:style-name="Source_20_Text">remote: Compressing objects: 100% (73/73), done. <text:s text:c="7"/></text:span></text:p>
      <text:p text:style-name="P2"><text:span text:style-name="Source_20_Text">remote: Total 160684 (delta 41), reused 50 (delta 21), pack-reused 160590 <text:s text:c="7"/></text:span></text:p>
      <text:p text:style-name="P2"><text:span text:style-name="Source_20_Text">Receiving objects: 100% (160684/160684), 108.59 MiB | 9.38 MiB/s, done.</text:span></text:p>
      <text:p text:style-name="P2"><text:span text:style-name="Source_20_Text">Resolving deltas: 100% (115585/115585), done.</text:span></text:p>
      <text:p text:style-name="P2"><text:span text:style-name="Source_20_Text">Submodule path 'freertos/FreeRTOS-Kernel': checked out '990643ebe8c990dd3672a52079d274e7685df980'</text:span></text:p>
      <text:p text:style-name="P2"><text:soft-page-break/><text:span text:style-name="Source_20_Text">Submodule 'ThirdParty/FreeRTOS-Kernel-Community-Supported-Ports' (https://github.com/FreeRTOS/FreeRTOS-Kernel-Community-Supported-Ports) registered for path 'freertos/FreeRTOS-Kernel/portable/ThirdParty/Community-Supported-Ports'</text:span></text:p>
      <text:p text:style-name="P2"><text:span text:style-name="Source_20_Text">Submodule 'ThirdParty/FreeRTOS-Kernel-Partner-Supported-Ports' (https://github.com/FreeRTOS/FreeRTOS-Kernel-Partner-Supported-Ports) registered for path 'freertos/FreeRTOS-Kernel/portable/ThirdParty/Partner-Supported-Ports'</text:span></text:p>
      <text:p text:style-name="P2"><text:span text:style-name="Source_20_Text">Cloning into '/home/devel/rp2040-freertos-project/freertos/FreeRTOS-Kernel/portable/ThirdParty/Community-Supported-Ports'...</text:span></text:p>
      <text:p text:style-name="P2"><text:span text:style-name="Source_20_Text">remote: Enumerating objects: 46, done. <text:s text:c="7"/></text:span></text:p>
      <text:p text:style-name="P2"><text:span text:style-name="Source_20_Text">remote: Counting objects: 100% (46/46), done. <text:s text:c="7"/></text:span></text:p>
      <text:p text:style-name="P2"><text:span text:style-name="Source_20_Text">remote: Compressing objects: 100% (38/38), done. <text:s text:c="7"/></text:span></text:p>
      <text:p text:style-name="P2"><text:span text:style-name="Source_20_Text">remote: Total 46 (delta 7), reused 40 (delta 5), pack-reused 0 <text:s text:c="7"/></text:span></text:p>
      <text:p text:style-name="P2"><text:span text:style-name="Source_20_Text">Receiving objects: 100% (46/46), 34.18 KiB | 2.85 MiB/s, done.</text:span></text:p>
      <text:p text:style-name="P2"><text:span text:style-name="Source_20_Text">Resolving deltas: 100% (7/7), done.</text:span></text:p>
      <text:p text:style-name="P2"><text:span text:style-name="Source_20_Text">Cloning into '/home/devel/rp2040-freertos-project/freertos/FreeRTOS-Kernel/portable/ThirdParty/Partner-Supported-Ports'...</text:span></text:p>
      <text:p text:style-name="P2"><text:span text:style-name="Source_20_Text">remote: Enumerating objects: 36, done. <text:s text:c="7"/></text:span></text:p>
      <text:p text:style-name="P2"><text:span text:style-name="Source_20_Text">remote: Counting objects: 100% (36/36), done. <text:s text:c="7"/></text:span></text:p>
      <text:p text:style-name="P2"><text:span text:style-name="Source_20_Text">remote: Compressing objects: 100% (27/27), done. <text:s text:c="7"/></text:span></text:p>
      <text:p text:style-name="P2"><text:span text:style-name="Source_20_Text">remote: Total 36 (delta 13), reused 28 (delta 9), pack-reused 0 <text:s text:c="7"/></text:span></text:p>
      <text:p text:style-name="P2"><text:span text:style-name="Source_20_Text">Receiving objects: 100% (36/36), 17.62 KiB | 1.76 MiB/s, done.</text:span></text:p>
      <text:p text:style-name="P2"><text:span text:style-name="Source_20_Text">Resolving deltas: 100% (13/13), done.</text:span></text:p>
      <text:p text:style-name="P2"><text:span text:style-name="Source_20_Text">Submodule path 'freertos/FreeRTOS-Kernel/portable/ThirdParty/Community-Supported-Ports': checked out 'f0618d9e2f4c5b0a3e472a2673a090e8ef836258'</text:span></text:p>
      <text:p text:style-name="P2"><text:span text:style-name="Source_20_Text">Submodule path 'freertos/FreeRTOS-Kernel/portable/ThirdParty/Partner-Supported-Ports': checked out '3f9c99a682c5c796bb7eb89fd9c4385688fce27a'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7T08:47:12.148493037</meta:creation-date>
    <dc:date>2022-01-17T09:10:38.473448936</dc:date>
    <meta:editing-duration>PT5M16S</meta:editing-duration>
    <meta:editing-cycles>2</meta:editing-cycles>
    <meta:generator>LibreOffice/7.0.4.2$Linux_ARM_EABI LibreOffice_project/00$Build-2</meta:generator>
    <meta:document-statistic meta:table-count="0" meta:image-count="0" meta:object-count="0" meta:page-count="2" meta:paragraph-count="44" meta:word-count="253" meta:character-count="3156" meta:non-whitespace-character-count="2854"/>
  </office:meta>
</office:document-meta>
</file>